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44e"/>
    </style:style>
    <style:style style:name="P2" style:family="paragraph" style:parent-style-name="Standard">
      <style:text-properties officeooo:paragraph-rsid="000c091f"/>
    </style:style>
    <style:style style:name="P3" style:family="paragraph" style:parent-style-name="Standard">
      <style:text-properties fo:font-weight="bold" officeooo:paragraph-rsid="000b444e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paragraph-rsid="000b444e" style:font-weight-asian="bold" style:font-weight-complex="bold"/>
    </style:style>
    <style:style style:name="P5" style:family="paragraph" style:parent-style-name="Standard">
      <style:text-properties fo:color="#c9211e" loext:opacity="100%" style:text-line-through-style="none" style:text-line-through-type="none" fo:font-weight="bold" officeooo:paragraph-rsid="000dcd6e" style:font-weight-asian="bold" style:font-weight-complex="bold"/>
    </style:style>
    <style:style style:name="P6" style:family="paragraph" style:parent-style-name="Standard">
      <style:text-properties fo:color="#000000" loext:opacity="100%" fo:font-weight="normal" officeooo:paragraph-rsid="000b444e" style:font-weight-asian="normal" style:font-weight-complex="normal"/>
    </style:style>
    <style:style style:name="P7" style:family="paragraph" style:parent-style-name="Standard">
      <style:text-properties fo:color="#000000" loext:opacity="100%" style:text-line-through-style="solid" style:text-line-through-type="single" fo:font-weight="normal" officeooo:paragraph-rsid="000b444e" style:font-weight-asian="normal" style:font-weight-complex="normal"/>
    </style:style>
    <style:style style:name="P8" style:family="paragraph" style:parent-style-name="Standard">
      <style:text-properties fo:color="#000000" loext:opacity="100%" style:text-line-through-style="solid" style:text-line-through-type="single" fo:font-weight="normal" officeooo:paragraph-rsid="000dcd6e" style:font-weight-asian="normal" style:font-weight-complex="normal"/>
    </style:style>
    <style:style style:name="P9" style:family="paragraph" style:parent-style-name="Standard">
      <style:text-properties fo:color="#000000" loext:opacity="100%" style:text-line-through-style="solid" style:text-line-through-type="single" fo:font-weight="normal" officeooo:paragraph-rsid="000e63c9" style:font-weight-asian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fo:font-weight="normal" officeooo:paragraph-rsid="000dcd6e" style:font-weight-asian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weight="normal" officeooo:paragraph-rsid="000e63c9" style:font-weight-asian="normal" style:font-weight-complex="normal"/>
    </style:style>
    <style:style style:name="P12" style:family="paragraph" style:parent-style-name="Standard">
      <style:text-properties fo:color="#2a6099" loext:opacity="100%" style:text-line-through-style="solid" style:text-line-through-type="single" fo:font-weight="bold" officeooo:paragraph-rsid="000ffd22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b444e"/>
    </style:style>
    <style:style style:name="T3" style:family="text">
      <style:text-properties fo:color="#c9211e" loext:opacity="100%" style:text-line-through-style="none" style:text-line-through-type="none" fo:font-weight="bold" style:font-weight-asian="bold" style:font-weight-complex="bold"/>
    </style:style>
    <style:style style:name="T4" style:family="text">
      <style:text-properties fo:color="#c9211e" loext:opacity="100%" style:text-line-through-style="none" style:text-line-through-type="none" fo:font-weight="bold" officeooo:rsid="000c091f" style:font-weight-asian="bold" style:font-weight-complex="bold"/>
    </style:style>
    <style:style style:name="T5" style:family="text">
      <style:text-properties fo:color="#c9211e" loext:opacity="100%" style:text-line-through-style="none" style:text-line-through-type="none" fo:font-weight="bold" officeooo:rsid="000dcd6e" style:font-weight-asian="bold" style:font-weight-complex="bold"/>
    </style:style>
    <style:style style:name="T6" style:family="text">
      <style:text-properties fo:color="#c9211e" loext:opacity="100%" style:text-line-through-style="none" style:text-line-through-type="none" fo:font-weight="bold" officeooo:rsid="000e63c9" style:font-weight-asian="bold" style:font-weight-complex="bold"/>
    </style:style>
    <style:style style:name="T7" style:family="text">
      <style:text-properties fo:color="#c9211e" loext:opacity="100%" style:text-line-through-style="none" style:text-line-through-type="none" fo:font-weight="bold" officeooo:rsid="000ffd22" style:font-weight-asian="bold" style:font-weight-complex="bold"/>
    </style:style>
    <style:style style:name="T8" style:family="text">
      <style:text-properties fo:color="#c9211e" loext:opacity="100%" style:text-line-through-style="none" style:text-line-through-type="none" officeooo:rsid="000ffd22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weight="bold" officeooo:rsid="000b444e" style:font-weight-asian="bold" style:font-weight-complex="bold"/>
    </style:style>
    <style:style style:name="T11" style:family="text">
      <style:text-properties fo:color="#c9211e" loext:opacity="100%" fo:font-weight="bold" officeooo:rsid="000c091f" style:font-weight-asian="bold" style:font-weight-complex="bold"/>
    </style:style>
    <style:style style:name="T12" style:family="text">
      <style:text-properties fo:color="#c9211e" loext:opacity="100%" fo:font-weight="bold" officeooo:rsid="000dcd6e" style:font-weight-asian="bold" style:font-weight-complex="bold"/>
    </style:style>
    <style:style style:name="T13" style:family="text">
      <style:text-properties fo:color="#c9211e" loext:opacity="100%" fo:font-weight="bold" officeooo:rsid="000e63c9" style:font-weight-asian="bold" style:font-weight-complex="bold"/>
    </style:style>
    <style:style style:name="T14" style:family="text">
      <style:text-properties fo:color="#c9211e" loext:opacity="100%" officeooo:rsid="000e63c9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style:text-underline-style="none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0dcd6e"/>
    </style:style>
    <style:style style:name="T19" style:family="text">
      <style:text-properties style:text-line-through-style="none" style:text-line-through-type="none" officeooo:rsid="000ffd22"/>
    </style:style>
    <style:style style:name="T20" style:family="text">
      <style:text-properties officeooo:rsid="000c091f"/>
    </style:style>
    <style:style style:name="T21" style:family="text">
      <style:text-properties fo:font-weight="bold" officeooo:rsid="000e63c9" style:font-weight-asian="bold" style:font-weight-complex="bold"/>
    </style:style>
    <style:style style:name="T22" style:family="text">
      <style:text-properties officeooo:rsid="000dcd6e"/>
    </style:style>
    <style:style style:name="T23" style:family="text">
      <style:text-properties officeooo:rsid="000e6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 un documento XML que almacene información relacionada con animales mamíferos.</text:p>
      <text:p text:style-name="Standard"/>
      <text:p text:style-name="Standard">&lt;?xml version="1.0" encoding="UTF-8"?&gt;</text:p>
      <text:p text:style-name="Standard">&lt;mamiferos&gt;</text:p>
      <text:p text:style-name="Standard"><text:s text:c="4"/>&lt;mamifero&gt;</text:p>
      <text:p text:style-name="Standard"><text:s text:c="8"/>&lt;nombre&gt;León&lt;/nombre&gt;</text:p>
      <text:p text:style-name="Standard"><text:s text:c="8"/>&lt;habitat&gt;Sabanas&lt;/habitat&gt;</text:p>
      <text:p text:style-name="Standard"><text:s text:c="8"/>&lt;dieta&gt;Carnívoro&lt;/dieta&gt;</text:p>
      <text:p text:style-name="Standard"><text:s text:c="4"/>&lt;/mamifero&gt;</text:p>
      <text:p text:style-name="Standard"><text:s text:c="4"/></text:p>
      <text:p text:style-name="Standard"><text:s text:c="4"/>&lt;mamifero&gt;</text:p>
      <text:p text:style-name="Standard"><text:s text:c="8"/>&lt;nombre&gt;Elefante africano&lt;/nombre&gt;</text:p>
      <text:p text:style-name="Standard"><text:s text:c="8"/>&lt;habitat&gt;Sabanas&lt;/habitat&gt;</text:p>
      <text:p text:style-name="Standard"><text:s text:c="8"/>&lt;dieta&gt;Herbívoro&lt;/dieta&gt;</text:p>
      <text:p text:style-name="Standard"><text:s text:c="4"/>&lt;/mamifero&gt;</text:p>
      <text:p text:style-name="Standard"/>
      <text:p text:style-name="Standard"><text:s text:c="5"/>&lt;mamifero&gt;</text:p>
      <text:p text:style-name="Standard"><text:s text:c="8"/>&lt;nombre&gt;Ballena azul&lt;/nombre&gt;</text:p>
      <text:p text:style-name="Standard"><text:s text:c="8"/>&lt;habitat&gt;Océanos&lt;/habitat&gt;</text:p>
      <text:p text:style-name="Standard"><text:s text:c="8"/>&lt;dieta&gt;Planctívoro&lt;/dieta&gt;</text:p>
      <text:p text:style-name="Standard"><text:s text:c="4"/>&lt;/mamifero&gt;</text:p>
      <text:p text:style-name="P1">&lt;/mamiferos&gt;</text:p>
      <text:p text:style-name="P1"/>
      <text:p text:style-name="P1">2. Comprueba si el siguiente documento XML está bien formado:</text:p>
      <text:p text:style-name="P1"/>
      <text:p text:style-name="P1">a) Deportistas <text:span text:style-name="T11">Fallos</text:span></text:p>
      <text:p text:style-name="P1"/>
      <text:p text:style-name="P1">&lt;?xml version="1.0" encoding="UTF-8"?&gt;</text:p>
      <text:p text:style-name="P1">&lt;deportistas&gt;</text:p>
      <text:p text:style-name="P1"><text:tab/>&lt;deportista&gt; <text:span text:style-name="T9">//</text:span><text:span text:style-name="T13">F</text:span><text:span text:style-name="T10">alta cerrar etiqueta</text:span></text:p>
      <text:p text:style-name="P1"><text:tab/><text:tab/><text:span text:style-name="T15">&lt;deporte Atletismo /&gt;</text:span></text:p>
      <text:p text:style-name="P3"><text:tab/><text:tab/><text:span text:style-name="T1">&lt;</text:span><text:span text:style-name="T2">deporte&gt;Atletismo&lt;/deporte&gt;-----------------</text:span></text:p>
      <text:p text:style-name="P1"><text:tab/><text:tab/>&lt;nombre&gt;Jesse Owens&lt;/nombre&gt;<text:tab/><text:tab/><text:span text:style-name="T9">/</text:span></text:p>
      <text:p text:style-name="P1"><text:tab/><text:span text:style-name="T9">&lt;/</text:span><text:span text:style-name="T10">deportista&gt;<text:tab/><text:tab/><text:tab/><text:tab/><text:tab/><text:tab/>/</text:span><text:span text:style-name="T2"> <text:s/></text:span></text:p>
      <text:p text:style-name="P2"><text:tab/>&lt;deportista&gt;<text:tab/><text:tab/><text:tab/><text:tab/><text:tab/><text:tab/><text:span text:style-name="T9">/ <text:s/></text:span><text:span text:style-name="T10">//Etiquetas abiertas y con contenido</text:span></text:p>
      <text:p text:style-name="P1"><text:tab/><text:tab/><text:span text:style-name="T15">&lt;deporteNatación /&gt;</text:span><text:span text:style-name="T17"><text:tab/><text:tab/><text:tab/><text:tab/></text:span><text:span text:style-name="T3">/</text:span></text:p>
      <text:p text:style-name="P1"><text:tab/><text:tab/><text:span text:style-name="T9">&lt;</text:span><text:span text:style-name="T10">deporte&gt;Natacion&lt;/deporte&gt;-----------------</text:span></text:p>
      <text:p text:style-name="P1"><text:tab/><text:tab/>&lt;nombre&gt;Mark Spitz&lt;/nombre&gt;</text:p>
      <text:p text:style-name="P1"><text:tab/>&lt;/deportista&gt;</text:p>
      <text:p text:style-name="P1">&lt;/deportistas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 Películas <text:span text:style-name="T11">Fallos</text:span></text:p>
      <text:p text:style-name="P1"/>
      <text:p text:style-name="P1">&lt;?xml version="1.0" encoding="UTF-8"?&gt;</text:p>
      <text:p text:style-name="P4">&lt;<text:span text:style-name="T20">peliculas&gt; // Falta englobar todo el xml en una unica etiqueta</text:span></text:p>
      <text:p text:style-name="P1"><text:tab/>&lt;pelicula&gt;</text:p>
      <text:p text:style-name="P1"><text:tab/><text:tab/>&lt;titulo&gt;Con faldas y a lo loco&lt;/titulo&gt;</text:p>
      <text:p text:style-name="P1"><text:tab/><text:tab/>&lt;director&gt;Billy Wilder&lt;/director&gt;</text:p>
      <text:p text:style-name="P1"><text:tab/>&lt;/pelicula&gt;</text:p>
      <text:p text:style-name="P1"><text:tab/>&lt;pelicula&gt;</text:p>
      <text:p text:style-name="P1"><text:tab/><text:tab/>&lt;director&gt;Leo McCarey&lt;/director&gt;</text:p>
      <text:p text:style-name="P1"><text:tab/><text:tab/>&lt;titulo&gt;Sopa de ganso&lt;/titulo&gt;</text:p>
      <text:p text:style-name="P1"><text:tab/>&lt;/pelicula&gt;</text:p>
      <text:p text:style-name="P1"><text:tab/><text:span text:style-name="T15">&lt;autor /&gt;barto&lt;/autor&gt;</text:span></text:p>
      <text:p text:style-name="P1"><text:tab/><text:span text:style-name="T9">&lt;</text:span><text:span text:style-name="T11">autor&gt;barto&lt;/autor&gt; // Etiqueta autor mal hecha</text:span></text:p>
      <text:p text:style-name="P4">&lt;/<text:span text:style-name="T20">peliculas&gt;</text:span></text:p>
      <text:p text:style-name="P4"/>
      <text:p text:style-name="P6">c) Texto <text:span text:style-name="T11">Fallos</text:span></text:p>
      <text:p text:style-name="P6"/>
      <text:p text:style-name="P6">&lt;?xml version="1.0" encoding="UTF-8"?&gt;</text:p>
      <text:p text:style-name="P6">&lt;texto&gt;</text:p>
      <text:p text:style-name="P6"><text:tab/>&lt;Titulo&gt;XML explicado a los niños<text:span text:style-name="T15">&lt;/titulo&gt;</text:span><text:span text:style-name="T17"> </text:span><text:span text:style-name="T3">&lt;</text:span><text:span text:style-name="T4">/Titulo&gt; // Etiqueta mal cerrada</text:span></text:p>
      <text:p text:style-name="P6"><text:tab/>&lt;parrafo&gt;El &lt;abreviatura&gt;XML&lt;/abreviatura&gt;define cómo crear lenguajes de <text:tab/>marcas.&lt;/parrafo&gt;</text:p>
      <text:p text:style-name="P6"><text:tab/>&lt;parrafo&gt;Las marcasse añaden a un documento de texto para añadir</text:p>
      <text:p text:style-name="P6"><text:tab/>información.&lt;/parrafo&gt;</text:p>
      <text:p text:style-name="P6"><text:tab/><text:span text:style-name="T15">&lt;http://&gt;</text:span><text:a xlink:type="simple" xlink:href="http://www.example.org/" text:style-name="Internet_20_link" text:visited-style-name="Visited_20_Internet_20_Link"><text:span text:style-name="T15">www.example.org</text:span></text:a><text:span text:style-name="T15">&lt;/http://&gt;</text:span></text:p>
      <text:p text:style-name="P6"><text:s text:c="12"/><text:span text:style-name="T9">&lt;http&gt;www.example.org&lt;/http&gt;</text:span></text:p>
      <text:p text:style-name="P6">&lt;/texto&gt;</text:p>
      <text:p text:style-name="P6"/>
      <text:p text:style-name="P6">d) Información geográfica <text:span text:style-name="T12">Fallos</text:span></text:p>
      <text:p text:style-name="P6"/>
      <text:p text:style-name="P6">&lt;?xml version="1.0" encoding="UTF-8"?&gt;</text:p>
      <text:p text:style-name="P7">&lt;geografia mundial&gt;<text:span text:style-name="T17"> </text:span><text:span text:style-name="T3">&lt;</text:span><text:span text:style-name="T5">geografiaMundial&gt; // Etiqueta con espacios</text:span></text:p>
      <text:p text:style-name="P6"><text:tab/>&lt;pais&gt;</text:p>
      <text:p text:style-name="P6"><text:tab/><text:tab/>&lt;pais&gt;España&lt;/pais&gt;</text:p>
      <text:p text:style-name="P6"><text:tab/><text:tab/>&lt;continente&gt;Europa&lt;/continente&gt;</text:p>
      <text:p text:style-name="P6"><text:tab/><text:tab/><text:span text:style-name="T16">&lt;capital&gt;&lt;/capital nombre="Madrid"&gt;</text:span></text:p>
      <text:p text:style-name="P6"><text:tab/><text:tab/><text:span text:style-name="T9">&lt;capital nombre="Madrid"&gt;&lt;/capital&gt; //</text:span><text:span text:style-name="T12">nombre = “Madrid” va en etiqueta de <text:tab/><text:tab/><text:tab/><text:tab/><text:tab/><text:tab/><text:tab/><text:tab/> <text:s text:c="17"/>apertura</text:span></text:p>
      <text:p text:style-name="P6"><text:tab/>&lt;/pais&gt;</text:p>
      <text:p text:style-name="P8">&lt;/geografia mundial&gt;<text:span text:style-name="T17"> </text:span><text:span text:style-name="T3">&lt;/</text:span><text:span text:style-name="T5">geografiaMundial&gt;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18">e) Programas <text:s/></text:span><text:span text:style-name="T6">Fallos</text:span></text:p>
      <text:p text:style-name="P8"><text:span text:style-name="T18"/></text:p>
      <text:p text:style-name="P8"><text:span text:style-name="T18">&lt;?xml version="1.0" encoding="UTF-8"?&gt;</text:span></text:p>
      <text:p text:style-name="P8"><text:span text:style-name="T18">&lt;programas&gt;</text:span></text:p>
      <text:p text:style-name="P8"><text:span text:style-name="T18"><text:tab/></text:span><text:span text:style-name="T22">&lt;programa nombre="Firefox" licencia="GPL" licencia="MPL" /&gt;</text:span></text:p>
      <text:p text:style-name="P10"><text:tab/><text:span text:style-name="T9">&lt;programa nombre="Firefox" licencia="GPL" /&gt; // </text:span><text:span text:style-name="T13">Declara 2 veces “licencia”</text:span></text:p>
      <text:p text:style-name="P8"><text:span text:style-name="T18"><text:tab/>&lt;programa nombre="LibreOffice" licencia="LGPL" /&gt;</text:span></text:p>
      <text:p text:style-name="P8"><text:span text:style-name="T18"><text:tab/></text:span><text:span text:style-name="T22">&lt;programa nombre="Inkscape" licencia=GPL /&gt;</text:span></text:p>
      <text:p text:style-name="P11"><text:tab/><text:span text:style-name="T9">&lt;programa nombre="</text:span><text:span text:style-name="T13">Inkscape</text:span><text:span text:style-name="T9">" licencia="GPL" /&gt; // </text:span><text:span text:style-name="T13">Faltan Comillas en “GPL”</text:span></text:p>
      <text:p text:style-name="P8"><text:span text:style-name="T18">&lt;/programas&gt;</text:span></text:p>
      <text:p text:style-name="P8"><text:span text:style-name="T18"/></text:p>
      <text:p text:style-name="P8"><text:span text:style-name="T18">f) Mundiales de fútbol </text:span><text:span text:style-name="T6">Fallos</text:span></text:p>
      <text:p text:style-name="P8"><text:span text:style-name="T18"/></text:p>
      <text:p text:style-name="P8"><text:span text:style-name="T18">&lt;?xml version="1.0" encoding="UTF-8"?&gt;</text:span></text:p>
      <text:p text:style-name="P8"><text:span text:style-name="T18">&lt;mundiales-de-futbol&gt;</text:span></text:p>
      <text:p text:style-name="P8"><text:span text:style-name="T18"><text:tab/>&lt;mundial&gt;</text:span></text:p>
      <text:p text:style-name="P8"><text:span text:style-name="T18"><text:tab/><text:tab/></text:span><text:span text:style-name="T22">&lt;pais="España" /&gt;</text:span></text:p>
      <text:p text:style-name="P8"><text:span text:style-name="T18"><text:tab/><text:tab/></text:span><text:span text:style-name="T5">&lt;pais&gt;España&lt;/pais&gt; // </text:span><text:span text:style-name="T6">Etiqueta mal hecha</text:span></text:p>
      <text:p text:style-name="P8"><text:span text:style-name="T18"><text:tab/><text:tab/></text:span><text:span text:style-name="T22">&lt;1982 /&gt;</text:span></text:p>
      <text:p text:style-name="P9"><text:span text:style-name="T18"><text:tab/><text:tab/></text:span><text:span text:style-name="T5">&lt;ano&gt;1982&lt;/ano&gt; // </text:span><text:span text:style-name="T6">Etiqueta mal hecha</text:span></text:p>
      <text:p text:style-name="P8"><text:span text:style-name="T18"><text:tab/>&lt;/mundial&gt;</text:span></text:p>
      <text:p text:style-name="P8"><text:span text:style-name="T18">&lt;/mundiales-de-futbol&gt;</text:span></text:p>
      <text:p text:style-name="P8"><text:span text:style-name="T18"/></text:p>
      <text:p text:style-name="P8"><text:span text:style-name="T18">g) Medios de transporte </text:span><text:span text:style-name="T6">Fallos</text:span></text:p>
      <text:p text:style-name="P8"><text:span text:style-name="T18"/></text:p>
      <text:p text:style-name="P8"><text:span text:style-name="T18">&lt;?xml version="1.0" encoding="UTF-8"?&gt;</text:span></text:p>
      <text:p text:style-name="P8"><text:span text:style-name="T18">&lt;mediosDeTransporte&gt;</text:span></text:p>
      <text:p text:style-name="P8"><text:span text:style-name="T18">&lt;bicicleta velocidad="v&lt;100km/h" /&gt;</text:span></text:p>
      <text:p text:style-name="P8"><text:span text:style-name="T22">&lt;patinete velocidad maxima="50 km/h"</text:span></text:p>
      <text:p text:style-name="P5">&lt;patinete velocidadmaxima="50 km/h"/&gt; // <text:span text:style-name="T23">Etiqueta con espacio entre “velocidad” y <text:tab/><text:tab/><text:tab/><text:tab/><text:tab/><text:tab/><text:tab/> “maxima” y sin cerrar</text:span></text:p>
      <text:p text:style-name="P8"><text:span text:style-name="T18">&lt;/mediosDeTransporte&gt;</text:span></text:p>
      <text:p text:style-name="P8"><text:span text:style-name="T18"/></text:p>
      <text:p text:style-name="P8"><text:span text:style-name="T18"/></text:p>
      <text:p text:style-name="P8"><text:span text:style-name="T18">h) Padres </text:span><text:span text:style-name="T7">Fallos</text:span></text:p>
      <text:p text:style-name="P8"><text:span text:style-name="T18"/></text:p>
      <text:p text:style-name="P8"><text:span text:style-name="T18">&lt;?xml version="1.0" encoding="UTF-8"?&gt;</text:span></text:p>
      <text:p text:style-name="P8"><text:span text:style-name="T18">&lt;padre&gt;</text:span></text:p>
      <text:p text:style-name="P8"><text:span text:style-name="T18"><text:tab/>&lt;hijo&gt;</text:span></text:p>
      <text:p text:style-name="P9"><text:span text:style-name="T18"><text:tab/><text:tab/>&lt;nombre&gt;alumno 1&lt;/nombre&gt;</text:span></text:p>
      <text:p text:style-name="P9"><text:span text:style-name="T18"><text:tab/><text:tab/>&lt;apellidos&gt;ap1 ap2&lt;/apellidos&gt;</text:span></text:p>
      <text:p text:style-name="P8"><text:span text:style-name="T18"><text:tab/>&lt;/hijo&gt;</text:span></text:p>
      <text:p text:style-name="P8"><text:span text:style-name="T18"><text:tab/>&lt;hijo&gt;</text:span></text:p>
      <text:p text:style-name="P9"><text:span text:style-name="T18"><text:tab/><text:tab/></text:span><text:span text:style-name="T22">&lt;nombres&gt;alumno 2&lt;/nombre&gt;</text:span></text:p>
      <text:p text:style-name="P11"><text:tab/><text:tab/><text:span text:style-name="T9">&lt;</text:span><text:span text:style-name="T13">nombre&gt;alumno 2&lt;/nombre&gt;</text:span><text:span text:style-name="T23"> </text:span><text:span text:style-name="T13">// Etiqueta mal hecha</text:span></text:p>
      <text:p text:style-name="P9"><text:span text:style-name="T18"><text:tab/><text:tab/>&lt;apellidos&gt;ap11 ap21&lt;/apellidos&gt;</text:span></text:p>
      <text:p text:style-name="P8"><text:span text:style-name="T18"><text:tab/>&lt;/hijo&gt;</text:span></text:p>
      <text:p text:style-name="P8"><text:span text:style-name="T18">&lt;/padre&gt;</text:span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oft-page-break/><text:span text:style-name="T18">3. Dado el siguiente fichero XML, introduce otro libro y especifica el elemento raíz del ejemplo.</text:span></text:p>
      <text:p text:style-name="P8"><text:span text:style-name="T18">Una vez añadido, comprueba si está bien formado.</text:span></text:p>
      <text:p text:style-name="P8"><text:span text:style-name="T18"/></text:p>
      <text:p text:style-name="P8"><text:span text:style-name="T18">&lt;?xml version="1.0" encoding="UTF-8"?&gt;</text:span></text:p>
      <text:p text:style-name="P8"><text:span text:style-name="T18">&lt;</text:span><text:span text:style-name="T19">biblioteca&gt;</text:span></text:p>
      <text:p text:style-name="P8"><text:span text:style-name="T19"><text:tab/>&lt;libro&gt;</text:span></text:p>
      <text:p text:style-name="P8"><text:span text:style-name="T19"><text:tab/><text:tab/>&lt;titulo&gt;lenguaje de marcas&lt;/titulo&gt;</text:span></text:p>
      <text:p text:style-name="P8"><text:span text:style-name="T19"><text:tab/><text:tab/>&lt;autor&gt;Autor 1&lt;/autor&gt;</text:span></text:p>
      <text:p text:style-name="P8"><text:span text:style-name="T19"><text:tab/>&lt;/libro&gt;</text:span></text:p>
      <text:p text:style-name="P12"><text:span text:style-name="T19"><text:tab/>&lt;libro&gt;</text:span></text:p>
      <text:p text:style-name="P12"><text:span text:style-name="T19"><text:tab/><text:tab/>&lt;titulo&gt;Programacion&lt;/titulo&gt;</text:span></text:p>
      <text:p text:style-name="P12"><text:span text:style-name="T19"><text:tab/><text:tab/>&lt;autor&gt;Autor 2&lt;/autor&gt;</text:span></text:p>
      <text:p text:style-name="P12"><text:span text:style-name="T19"><text:tab/>&lt;/libro&gt;</text:span></text:p>
      <text:p text:style-name="P8"><text:span text:style-name="T19">&lt;/bibliotec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6:50:06.833495663</meta:creation-date>
    <dc:date>2024-09-23T17:50:30.073144155</dc:date>
    <meta:editing-duration>PT3M52S</meta:editing-duration>
    <meta:editing-cycles>1</meta:editing-cycles>
    <meta:document-statistic meta:table-count="0" meta:image-count="0" meta:object-count="0" meta:page-count="4" meta:paragraph-count="121" meta:word-count="356" meta:character-count="3753" meta:non-whitespace-character-count="3265"/>
    <meta:generator>LibreOffice/7.3.7.2$Linux_X86_64 LibreOffice_project/30$Build-2</meta:generator>
  </office:meta>
</office:document-meta>
</file>